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rating Systems 2010 – 2011</text:h>
      <text:p text:style-name="Text_20_body">Assignment 4 – Concurrency</text:p>
      <text:p text:style-name="Text_20_body">Daniel Lobato García – 100277139</text:p>
      <text:p text:style-name="Text_20_body"/>
      <text:p text:style-name="Text_20_body">The assignment involves mainly topics from 5 to 8. Nevertheless, it is important to notice that previous knowledgement of memory allocation and file writing in C is required. Following is the list of the main concepts that I used in order to accomplish the project.</text:p>
      <text:p text:style-name="Text_20_body">Lightweight processes(threads), <text:s/>Pthreads linux libraries, First come first served algorithm, Multicore processors and threads, <text:s/>Maximum number of threads in a Linux environment. T</text:p>
      <text:p text:style-name="Text_20_body">The most important topics were synchronization and deadlocks. What is starvation, what is a deadlock, how to prevent such problems. In particular an understanding of the producer-consumer problem that is in the examples that are in aula global and its application in the lab with the star fan example were very helpful.</text:p>
      <text:p text:style-name="Text_20_body">Also, some examples helped to understand how to apply the proper commands to start a thread and how mutual exclusion locks work.</text:p>
      <text:p text:style-name="Text_20_body">I had several problems when doing the practice, most of them concerning the mutex locks. Firstly I was only using one mutex lock, which simply ends up creating a queue for the parking, hence only 1 space was occupied at a time. I also created a critical section that did not include the leaving of the cars, and so then I could have a negative number of vacancies in the parking. Finally I figured out that two mutex locks can work as a good solution, being the former the one that controls the cars coming in and the latter the one that controls their way out. Thus, a car can enter in the parking and wait until another car leaves without problems. This also prevents starvation, since when a car leaves the parking it emits a signal that lets another car go in, so its impossible to have a deadlock in such situation.</text:p>
      <text:p text:style-name="Text_20_body">I tried running the program for an empty parking and for ridiculously big parkings, and in the first case, all the threads wait, and in the second case no more than 1000 threads can be created because its a restriction that I put into the program. I also tried to handle file errors and errors on the number of arguments so that everything that I can think of the program takes care of it.</text:p>
      <text:p text:style-name="Text_20_body">Summing up, this project has helped me to understand how to deal with several threads concurrently, especially when they are sharing resources (free spaces in this case). In addition to that I put into practice concepts learned from previous projects such as file writing and memory alloc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Garcia</meta:initial-creator>
    <meta:creation-date>2010-12-21T10:59:22</meta:creation-date>
    <dc:date>2010-12-21T14:19:52</dc:date>
    <dc:creator>Daniel Garcia</dc:creator>
    <meta:editing-duration>PT01H02M29S</meta:editing-duration>
    <meta:editing-cycles>2</meta:editing-cycles>
    <meta:generator>OpenOffice.org/3.2$Unix OpenOffice.org_project/320m19$Build-9505</meta:generator>
    <meta:document-statistic meta:table-count="0" meta:image-count="0" meta:object-count="0" meta:page-count="1" meta:paragraph-count="10" meta:word-count="430" meta:character-count="2482"/>
  </office:meta>
</office:document-meta>
</file>